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c84" officeooo:paragraph-rsid="0000a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to test push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8:47:26.407228508</meta:creation-date>
    <dc:date>2020-08-18T08:48:41.230857758</dc:date>
    <meta:editing-duration>PT1M17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  <meta:generator>LibreOffice/6.0.7.3$Linux_X86_64 LibreOffice_project/00m0$Build-3</meta:generator>
  </office:meta>
</office:document-meta>
</file>